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7063in"/>
        </style:tab-stops>
      </style:paragraph-properties>
      <style:text-properties style:font-name="Courier New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fbf00" style:language-asian="ja" style:country-asian="JP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f4000" style:language-asian="ja" style:country-asian="JP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fff00" style:language-asian="ja" style:country-asian="JP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7d1d5" style:language-asian="ja" style:country-asian="JP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weight="bold" officeooo:rsid="0015bc17" officeooo:paragraph-rsid="0015bc17" fo:background-color="#f7d1d5" style:language-asian="ja" style:country-asian="JP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81d41a" style:language-asian="ja" style:country-asian="JP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 New" fo:font-weight="bold" officeooo:rsid="0015bc17" officeooo:paragraph-rsid="0015bc17" fo:background-color="#acb20c" style:language-asian="ja" style:country-asian="JP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New" fo:font-weight="bold" officeooo:rsid="0015bc17" officeooo:paragraph-rsid="0015bc17" fo:background-color="#b2b2b2" style:language-asian="ja" style:country-asian="JP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weight="bold" officeooo:rsid="0015edfa" officeooo:paragraph-rsid="0015edfa" fo:background-color="#ffdbb6" style:language-asian="ja" style:country-asian="JP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weight="bold" officeooo:rsid="0017fa3d" officeooo:paragraph-rsid="0015edfa" fo:background-color="#b85c00" style:language-asian="ja" style:country-asian="JP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weight="bold" officeooo:rsid="0017fa3d" officeooo:paragraph-rsid="0017fa3d" fo:background-color="#ff972f" style:language-asian="ja" style:country-asian="JP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weight="bold" officeooo:rsid="001e8411" officeooo:paragraph-rsid="00236bf2" fo:background-color="#b4c7dc" style:language-asian="ja" style:country-asian="JP" style:font-weight-asian="bold" style:font-weight-complex="bold"/>
    </style:style>
    <style:style style:name="T1" style:family="text">
      <style:text-properties fo:background-color="#ffbf00" loext:char-shading-value="0"/>
    </style:style>
    <style:style style:name="T2" style:family="text">
      <style:text-properties fo:background-color="#ff40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7d1d5" loext:char-shading-value="0"/>
    </style:style>
    <style:style style:name="T5" style:family="text">
      <style:text-properties fo:background-color="#81d41a" loext:char-shading-value="0"/>
    </style:style>
    <style:style style:name="T6" style:family="text">
      <style:text-properties fo:background-color="#00a933" loext:char-shading-value="0"/>
    </style:style>
    <style:style style:name="T7" style:family="text">
      <style:text-properties fo:background-color="#acb20c" loext:char-shading-value="0"/>
    </style:style>
    <style:style style:name="T8" style:family="text">
      <style:text-properties fo:background-color="#b2b2b2" loext:char-shading-value="0"/>
    </style:style>
    <style:style style:name="T9" style:family="text">
      <style:text-properties fo:background-color="#ffdbb6" loext:char-shading-value="0"/>
    </style:style>
    <style:style style:name="T10" style:family="text">
      <style:text-properties fo:background-color="#b4c7dc" loext:char-shading-value="0"/>
    </style:style>
    <style:style style:name="T11" style:family="text">
      <style:text-properties fo:background-color="#ff972f" loext:char-shading-value="0"/>
    </style:style>
    <style:style style:name="T12" style:family="text">
      <style:text-properties fo:background-color="#b85c00" loext:char-shading-value="0"/>
    </style:style>
    <style:style style:name="T13" style:family="text">
      <style:text-properties officeooo:rsid="00191f7d"/>
    </style:style>
    <style:style style:name="T14" style:family="text">
      <style:text-properties officeooo:rsid="001a43c2"/>
    </style:style>
    <style:style style:name="T15" style:family="text">
      <style:text-properties officeooo:rsid="001ae207"/>
    </style:style>
    <style:style style:name="T16" style:family="text">
      <style:text-properties officeooo:rsid="001c455a"/>
    </style:style>
    <style:style style:name="T17" style:family="text">
      <style:text-properties officeooo:rsid="001e14c6"/>
    </style:style>
    <style:style style:name="T18" style:family="text">
      <style:text-properties officeooo:rsid="001ee66f"/>
    </style:style>
    <style:style style:name="T19" style:family="text">
      <style:text-properties officeooo:rsid="00227947"/>
    </style:style>
    <style:style style:name="T20" style:family="text">
      <style:text-properties officeooo:rsid="00236bf2"/>
    </style:style>
    <style:style style:name="T21" style:family="text">
      <style:text-properties officeooo:rsid="0024b82e"/>
    </style:style>
    <style:style style:name="T22" style:family="text">
      <style:text-properties officeooo:rsid="00268f4d"/>
    </style:style>
    <style:style style:name="T23" style:family="text">
      <style:text-properties officeooo:rsid="002800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6 00 00 00 31 35 30 35 31 38 31 33 32 32 32 38<text:line-break/><text:span text:style-name="T3">00</text:span> 00 <text:span text:style-name="T2">01</text:span> <text:span text:style-name="T1">04</text:span> 01 00 <text:span text:style-name="T6">01</text:span> <text:span text:style-name="T5">05</text:span> <text:span text:style-name="T4">00 00</text:span> <text:span text:style-name="T7">00 00</text:span> 00 00 <text:span text:style-name="T8">BE EF</text:span><text:line-break/><text:span text:style-name="T3">01</text:span> 00 <text:span text:style-name="T2">01</text:span> <text:span text:style-name="T1">09</text:span> 00 00 <text:span text:style-name="T6">00</text:span> <text:span text:style-name="T5">00</text:span> <text:span text:style-name="T4">8A 00</text:span> <text:span text:style-name="T7">00 00</text:span> 00 00 BE EF<text:line-break/><text:span text:style-name="T3">02</text:span> 00 <text:span text:style-name="T2">01</text:span> <text:span text:style-name="T1">0F</text:span> 00 00 <text:span text:style-name="T6">00</text:span> <text:span text:style-name="T5">00</text:span> <text:span text:style-name="T4">8D 00</text:span> <text:span text:style-name="T7">00 00</text:span> 00 00 BE EF<text:line-break/><text:span text:style-name="T3">03</text:span> 00 <text:span text:style-name="T2">01</text:span> <text:span text:style-name="T1">16</text:span> 02 01 <text:span text:style-name="T6">01</text:span> <text:span text:style-name="T5">0A</text:span> <text:span text:style-name="T4">00 00</text:span> <text:span text:style-name="T7">00 00</text:span> 00 00 BE EF<text:line-break/><text:span text:style-name="T3">04</text:span> 00 <text:span text:style-name="T2">01</text:span> <text:span text:style-name="T1">1E</text:span> 00 00 <text:span text:style-name="T6">00</text:span> <text:span text:style-name="T5">00</text:span> <text:span text:style-name="T4">8B 00</text:span> <text:span text:style-name="T7">00 00</text:span> 00 00 BE EF<text:line-break/><text:span text:style-name="T3">05</text:span> 00 <text:span text:style-name="T2">01</text:span> <text:span text:style-name="T1">28</text:span> 05 00 <text:span text:style-name="T6">02</text:span> <text:span text:style-name="T5">00</text:span> <text:span text:style-name="T4">00 00</text:span> <text:span text:style-name="T7">00 00</text:span> 00 00 BE EF<text:line-break/><text:span text:style-name="T3">06</text:span> 00 <text:span text:style-name="T2">01</text:span> <text:span text:style-name="T1">34</text:span> 00 00 <text:span text:style-name="T6">00</text:span> <text:span text:style-name="T5">00</text:span> <text:span text:style-name="T4">88 00</text:span> <text:span text:style-name="T7">00 00</text:span> 00 00 BE EF<text:line-break/><text:span text:style-name="T3">07</text:span> 00 <text:span text:style-name="T2">01</text:span> <text:span text:style-name="T1">42</text:span> 04 02 <text:span text:style-name="T6">01</text:span> <text:span text:style-name="T5">19</text:span> <text:span text:style-name="T4">00 00</text:span> <text:span text:style-name="T7">00 00</text:span> 00 00 BE EF<text:line-break/><text:span text:style-name="T3">08</text:span> 00 <text:span text:style-name="T2">01</text:span> <text:span text:style-name="T1">52</text:span> 00 00 <text:span text:style-name="T6">00</text:span> <text:span text:style-name="T5">00</text:span> <text:span text:style-name="T4">AD 00</text:span> <text:span text:style-name="T7">00 00</text:span> 00 00 BE EF<text:line-break/><text:span text:style-name="T3">09</text:span> 00 <text:span text:style-name="T2">01</text:span> <text:span text:style-name="T1">64</text:span> 00 00 <text:span text:style-name="T6">00</text:span> <text:span text:style-name="T5">00</text:span> <text:span text:style-name="T4">92 00</text:span> <text:span text:style-name="T7">00 00</text:span> 00 00 BE EF<text:line-break/>00 00 02 03 06 00 01 05 <text:span text:style-name="T4">00 00</text:span> <text:span text:style-name="T7">00 00</text:span> 00 00 BE EF<text:line-break/>01 00 02 07 00 00 00 00 <text:span text:style-name="T4">A3 00</text:span> <text:span text:style-name="T7">00 00</text:span> 00 00 BE EF<text:line-break/>02 00 02 0C 00 00 00 00 <text:span text:style-name="T4">12 01</text:span> <text:span text:style-name="T7">00 00</text:span> 00 00 BE EF<text:line-break/>03 00 02 12 07 06 01 0A 00 00 <text:span text:style-name="T7">00 00</text:span> 00 00 BE EF<text:line-break/>04 00 02 19 00 00 00 00 CC 00 <text:span text:style-name="T7">00 00</text:span> 00 00 BE EF<text:line-break/>05 00 02 22 09 00 02 00 00 00 <text:span text:style-name="T7">00 00</text:span> 00 00 BE EF<text:line-break/>06 00 02 2D 00 00 00 00 39 03 <text:span text:style-name="T7">00 00</text:span> 00 00 BE EF<text:line-break/>07 00 02 3B 00 00 00 00 13 01 <text:span text:style-name="T7">12 01</text:span> 00 00 BE EF<text:line-break/>08 00 02 4D 08 07 01 19 00 00 00 00 00 00 BE EF<text:line-break/>09 00 02 64 00 00 00 00 83 00 00 00 00 00 BE EF<text:line-break/>00 00 0C 06 00 00 00 00 AF 00 00 00 00 00 BE EF<text:line-break/>01 00 0C 0C 0A 00 01 05 00 00 00 00 00 00 BE EF<text:line-break/>02 00 0C 12 00 00 00 00 B0 00 00 00 00 00 BE EF<text:line-break/>03 00 0C 19 0B 0A 01 0A 00 00 00 00 00 00 BE EF<text:line-break/>04 00 0C 20 00 00 00 00 B2 00 00 00 00 00 BE EF<text:line-break/>05 00 0C 28 0C 0B 01 0F 00 00 00 00 00 00 BE EF<text:line-break/>06 00 0C 34 00 00 00 00 08 01 B0 00 00 00 BE EF<text:line-break/>07 00 0C 42 0D 0C 01 14 00 00 00 00 00 00 BE EF<text:line-break/>08 00 0C 52 00 00 00 00 B1 00 00 00 00 00 BE EF<text:line-break/>09 00 0C 64 00 00 00 00 B3 00 00 00 00 00 BE EF<text:line-break/>00 00 0D 04 31 00 01 05 00 00 00 00 00 00 BE EF<text:line-break/>01 00 0D 0B 00 00 00 00 5D 00 00 00 00 00 BE EF<text:line-break/>02 00 0D 11 00 00 00 00 81 00 00 00 00 00 BE EF<text:line-break/>03 00 0D 18 00 00 00 00 91 00 00 00 00 00 BE EF<text:line-break/>04 00 0D 21 35 31 01 14 00 00 00 00 00 00 BE EF<text:line-break/>05 00 0D 2A 00 00 00 00 78 00 00 00 00 00 BE EF<text:line-break/>06 00 0D 34 3A 00 02 00 00 00 00 00 00 00 BE EF<text:line-break/>07 00 0D 46 00 00 00 00 86 00 00 00 00 00 BE EF<text:line-break/>08 00 0D 52 00 00 00 00 82 00 00 00 00 00 BE EF<text:line-break/>09 00 0D 64 39 00 01 32 00 00 00 00 00 00 BE EF<text:line-break/>00 00 0E 08 00 00 00 00 4F 00 00 00 00 00 BE EF<text:line-break/>01 00 0E 10 00 00 00 00 4D 00 00 00 00 00 BE EF<text:line-break/>02 00 0E 1C 00 00 00 00 52 00 00 00 00 00 BE EF<text:line-break/>03 00 0E 28 00 00 00 00 29 00 00 00 00 00 BE EF<text:line-break/>04 00 0E 30 00 00 00 00 16 00 00 00 00 00 BE EF<text:line-break/>05 00 0E 38 44 00 08 4B 00 00 00 00 00 00 BE EF<text:line-break/>06 00 0E 46 00 00 00 00 21 00 00 00 00 00 BE EF<text:line-break/>07 00 0E 52 00 00 00 00 48 00 00 00 00 00 BE EF<text:line-break/><text:soft-page-break/>08 00 0E 5A 45 44 08 32 00 00 00 00 00 00 BE EF<text:line-break/>09 00 0E 64 00 00 00 00 17 00 00 00 00 00 BE EF<text:line-break/><text:span text:style-name="T11">3E 00</text:span><text:span text:style-name="T9"> </text:span><text:span text:style-name="T12">03 00</text:span><text:span text:style-name="T9"> </text:span><text:span text:style-name="T11">4C 00</text:span><text:span text:style-name="T9"> </text:span><text:span text:style-name="T12">04 00</text:span><text:span text:style-name="T9"> 50 00 06 00 0A 00 0B 00<text:line-break/>41 00 12 00 0B 00 14 00 44 00 1B 00 49 00 1D 00<text:line-break/>0C 00 20 00 15 01 46 00 00 00 FF FF 00 00 FF FF<text:line-break/>00 00 FF FF 00 00 FF FF 00 00 FF FF 00 00 FF FF<text:line-break/>00 00 FF FF 00 00 FF FF 00 00 FF FF 00 00 FF FF<text:line-break/>00 00 FF FF 00 00 FF FF 00 00 FF FF 00 00 FF FF</text:span><text:line-break/><text:span text:style-name="T10">00 00 00 00 00 01 00 01 02 01 01 01 02 01 01 01<text:line-break/>01 01 03 00 00 00 00</text:span> 6F 72 7A 6F 72 7A 6F 72 7A<text:line-break/>3E 00 41 00 44 00 48 00 0A 00 0B 00 0C 00 49 00<text:line-break/>4C 00 4D 00 29 00 16 00 17 00 21 00 00 00 00 00<text:line-break/>00 00 00 00 00 00 00 00 00 00 00 00 00 00 00 00<text:line-break/>00 00 00 00 00 00 00 00 00 00 00 00 00 00 00 00<text:line-break/>A6 00 8A 00 8D 00 8B 00 88 00 AD 00 92 00 14 01<text:line-break/>A3 00 39 03 12 01 13 01 CC 00 83 00 AF 00 B0 00<text:line-break/>08 01 B2 00 B1 00 B3 00 81 00 91 00 5D 00 86 00<text:line-break/>78 00 82 00 15 01 00 00 00 00 00 00 00 00 00 00<text:line-break/>3E 00 41 00 44 00 48 00 49 00 4C 00 52 00 50 00<text:line-break/>4F 00 00 00 00 00 00 00 00 00 00 00 00 00 00 00<text:line-break/>31 00 BB 02 BC 02 BB 02 BC 02 32 00 BD 02 BE 02<text:line-break/>BD 02 BE 02 33 00 BF 02 C0 02 BF 02 C0 02 34 00<text:line-break/>C1 02 C2 02 C1 02 C2 02 35 00 C3 02 C4 02 C3 02<text:line-break/>C4 02 36 00 C5 02 C6 02 C5 02 C6 02 37 00 C7 02<text:line-break/>C8 02 C7 02 C8 02 28 00 C9 02 CA 02 C9 02 CA 02<text:line-break/>29 00 CB 02 CC 02 CB 02 CC 02 2A 00 CD 02 CE 02<text:line-break/>CD 02 CE 02 2B 00 CF 02 D0 02 CF 02 D0 02 2C 00<text:line-break/>D1 02 D2 02 D1 02 D2 02 2D 00 D3 02 D4 02 D3 02<text:line-break/>D4 02 2E 00 D5 02 D6 02 D5 02 D6 02 2F 00 D7 02<text:line-break/>D8 02 D7 02 D8 02 30 00 D9 02 DA 02 D9 02 DA 02<text:line-break/>02 00 DB 02 DC 02 DB 02 DC 02 03 00 DD 02 DE 02<text:line-break/>DD 02 DE 02 01 00 DF 02 E0 02 DF 02 E0 02 04 00<text:line-break/>E1 02 E2 02 E1 02 E2 02 14 00 E3 02 E4 02 E3 02<text:line-break/>E4 02 05 00 E5 02 E6 02 E5 02 E6 02 0D 00 E7 02<text:line-break/>E8 02 E7 02 E8 02 10 00 E9 02 EA 02 E9 02 EA 02<text:line-break/>06 00 EB 02 EC 02 EB 02 EC 02 07 00 ED 02 EE 02<text:line-break/>ED 02 EE 02 08 00 EF 02 F0 02 EF 02 F0 02 09 00<text:line-break/>F1 02 F2 02 F1 02 F2 02 0A 00 F3 02 F4 02 F3 02<text:line-break/>F4 02 0B 00 F5 02 F6 02 F5 02 F6 02 0C 00 F7 02<text:line-break/>F8 02 F7 02 F8 02 0E 00 F9 02 FA 02 F9 02 FA 02<text:line-break/>0F 00 FB 02 FC 02 FB 02 FC 02 11 00 FD 02 FE 02<text:line-break/>FD 02 FE 02 12 00 FF 02 00 03 FF 02 00 03 13 00<text:line-break/>01 03 02 03 01 03 02 03 15 00 03 03 04 03 03 03<text:line-break/>04 03 16 00 05 03 06 03 05 03 06 03 48 01 07 03<text:line-break/>08 03 07 03 08 03 9D 00 09 03 00 00 00 00 00 00<text:line-break/>AD 00 0A 03 00 00 00 00 00 00 A9 00 0B 03 00 00<text:line-break/>00 00 00 00 9E 00 0C 03 00 00 00 00 00 00 A1 00<text:line-break/>0D 03 00 00 00 00 00 00 A3 00 0E 03 00 00 00 00<text:line-break/>00 00 A4 00 0F 03 00 00 00 00 00 00 A6 00 10 03<text:line-break/><text:soft-page-break/>00 00 00 00 00 00 A7 00 11 03 00 00 00 00 00 00<text:line-break/>A8 00 12 03 00 00 00 00 00 00 AC 00 13 03 00 00<text:line-break/>00 00 00 00 AE 00 14 03 00 00 00 00 00 00 B0 00<text:line-break/>15 03 00 00 00 00 00 00 B1 00 16 03 00 00 00 00<text:line-break/>00 00 B3 00 17 03 00 00 00 00 00 00 B4 00 18 03<text:line-break/>00 00 00 00 00 00 67 01 19 03 00 00 00 00 00 00<text:line-break/>6C 01 92 04 93 04 92 04 93 04 6B 01 94 04 95 04<text:line-break/>94 04 95 04 68 01 96 04 97 04 96 04 97 04 AD 01<text:line-break/>06 07 07 07 06 07 07 07 A7 01 0C 07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/text:p>
      <text:p text:style-name="P1"/>
      <text:p text:style-name="P3">Required SP</text:p>
      <text:p text:style-name="P4">Skill tree?</text:p>
      <text:p text:style-name="P5">Level within tree?</text:p>
      <text:p text:style-name="P6">Learned ability</text:p>
      <text:p text:style-name="P7">Stat increased (01 = Attack, 02 = Critical Hit x 2, <text:span text:style-name="T14">03 = </text:span><text:span text:style-name="T15">Agility</text:span><text:span text:style-name="T14">, 04 = </text:span><text:span text:style-name="T16">Evasion</text:span><text:span text:style-name="T14">, 05 = </text:span><text:span text:style-name="T17">Max. HP</text:span><text:span text:style-name="T14">, 06 = </text:span><text:span text:style-name="T16">Max. MP</text:span><text:span text:style-name="T14">, 07 = </text:span><text:span text:style-name="T16">MP recovers during battle</text:span><text:span text:style-name="T14">,</text:span> <text:span text:style-name="T13">08 = MP cost reduced to &lt;value&gt; percent, </text:span><text:span text:style-name="T15">09 = </text:span><text:span text:style-name="T16">Charm chance 1/&lt;value&gt;</text:span><text:span text:style-name="T15">, 0A = Can now equip swords, </text:span><text:span text:style-name="T17">0B = Knee-jerk Nab (Chance = 1/&lt;value&gt;), 0C = Gold Getter</text:span>)</text:p>
      <text:p text:style-name="P8">Stat increase value</text:p>
      <text:p text:style-name="P9">Skill forgotten?</text:p>
      <text:p text:style-name="P10">Footer? (Always BE EF)</text:p>
      <text:p text:style-name="P10"/>
      <text:p text:style-name="P11">Level up learnset?</text:p>
      <text:p text:style-name="P13">Skill learned</text:p>
      <text:p text:style-name="P12">Level acquired</text:p>
      <text:p text:style-name="P11"/>
      <text:p text:style-name="P14">Resistances, in order: ??, <text:span text:style-name="T19">Frizz</text:span>, <text:span text:style-name="T19">Sizz</text:span>, <text:span text:style-name="T18">Bang</text:span>, Woosh, <text:span text:style-name="T19">Zap</text:span>,</text:p>
      <text:p text:style-name="P14"><text:span text:style-name="T21">Crack</text:span>, <text:span text:style-name="T20">Dazzle</text:span>, <text:span text:style-name="T20">Snooze</text:span>, <text:span text:style-name="T20">Whack</text:span>, <text:span text:style-name="T20">Drain Magic</text:span>, <text:span text:style-name="T21">Fizzle</text:span>,</text:p>
      <text:p text:style-name="P14"><text:span text:style-name="T22">Fuddle</text:span>, <text:span text:style-name="T22">Sap</text:span>, <text:span text:style-name="T23">Decel</text:span>?, <text:span text:style-name="T23">Poison?</text:span>, <text:span text:style-name="T23">Paralysis?</text:span>, <text:span text:style-name="T23">Stun?,</text:span></text:p>
      <text:p text:style-name="P14">??, ??, ??, ??, ?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9T15:58:53.594000000</meta:creation-date>
    <dc:date>2022-02-04T11:36:18.627000000</dc:date>
    <meta:editing-duration>PT2H32M3S</meta:editing-duration>
    <meta:editing-cycles>13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16" meta:word-count="2017" meta:character-count="6336" meta:non-whitespace-character-count="4335"/>
  </office:meta>
</office:document-meta>
</file>